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9.712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fo:border-left="none" fo:border-right="0.002cm solid #000000" fo:border-top="none" style:vertical-align="top"/>
      <style:text-properties fo:color="#00000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T1" style:family="text">
      <style:text-properties fo:language="zxx" fo:country="none"/>
    </style:style>
  </office:automatic-styles>
  <office:body>
    <office:spreadsheet>
      <table:table table:name="Scrum Master Log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table:number-columns-spanned="2" table:number-rows-spanned="1">
            <text:p>Scrum Master Log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1022"/>
        </table:table-row>
        <table:table-row table:style-name="ro3">
          <table:table-cell table:style-name="ce3" office:value-type="string">
            <text:p>Item ID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Rang /</text:p>
            <text:p><text:span text:style-name="T1">Prio</text:span></text:p>
          </table:table-cell>
          <table:table-cell table:style-name="ce7" office:value-type="string">
            <text:p>Erledigt?</text:p>
            <text:p>(ja/nein)</text:p>
          </table:table-cell>
          <table:table-cell table:number-columns-repeated="1018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Team wünscht sich eine Möglichkeit, die zu sammelnden</text:p>
            <text:p>Fragen direkt im Github Webinterface einzupflegen.</text:p>
          </table:table-cell>
          <table:table-cell table:style-name="ce4" table:formula="of:=&quot;-&quot;" office:value-type="string" office:string-value="-">
            <text:p>-</text:p>
          </table:table-cell>
          <table:table-cell table:style-name="ce8" office:value-type="string">
            <text:p>ja</text:p>
          </table:table-cell>
          <table:table-cell table:number-columns-repeated="1018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5" office:value-type="string">
            <text:p>Meetings mit Google Hangouts abhalten.</text:p>
          </table:table-cell>
          <table:table-cell table:style-name="ce4" table:formula="of:=&quot;-&quot;" office:value-type="string" office:string-value="-">
            <text:p>-</text:p>
          </table:table-cell>
          <table:table-cell table:style-name="ce8" office:value-type="string">
            <text:p>ja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 table:number-rows-repeated="1048537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14.04.2016</text:date>, <text:time>13:46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Jünemann</meta:initial-creator>
    <meta:creation-date>2016-04-05T12:40:38.01</meta:creation-date>
    <dc:date>2016-04-14T13:46:28.33</dc:date>
    <meta:editing-duration>PT1H6M18S</meta:editing-duration>
    <meta:editing-cycles>28</meta:editing-cycles>
    <meta:generator>OpenOffice/4.1.2$Win32 OpenOffice.org_project/412m3$Build-9782</meta:generator>
    <dc:creator>Tobias Jünemann</dc:creator>
    <meta:document-statistic meta:table-count="1" meta:cell-count="46" meta:object-count="0"/>
  </office:meta>
</office:document-meta>
</file>